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sigm_p/p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mit_x [m]</text:p>
          </table:table-cell>
          <table:table-cell office:value-type="string" calcext:value-type="string">
            <text:p>emit_y [m]</text:p>
          </table:table-cell>
          <table:table-cell office:value-type="string" calcext:value-type="string">
            <text:p>beta_x [m]</text:p>
          </table:table-cell>
          <table:table-cell office:value-type="string" calcext:value-type="string">
            <text:p>beta_y [m]</text:p>
          </table:table-cell>
          <table:table-cell office:value-type="string" calcext:value-type="string">
            <text:p>eta_x [m]</text:p>
          </table:table-cell>
          <table:table-cell office:value-type="string" calcext:value-type="string">
            <text:p>eta_y [m]</text:p>
          </table:table-cell>
          <table:table-cell table:style-name="Default" office:value-type="string" calcext:value-type="string">
            <text:p>sigma_x [m]</text:p>
          </table:table-cell>
          <table:table-cell table:style-name="Default" office:value-type="string" calcext:value-type="string">
            <text:p>sigma_y [m]</text:p>
          </table:table-cell>
        </table:table-row>
        <table:table-row table:style-name="ro1">
          <table:table-cell office:value-type="string" calcext:value-type="string">
            <text:p>ILC500_IP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11*10^(-3)" office:value-type="float" office:value="0.011" calcext:value-type="float">
            <text:p>0.011</text:p>
          </table:table-cell>
          <table:table-cell table:formula="of:=0.48*10^(-3)" office:value-type="float" office:value="0.00048" calcext:value-type="float">
            <text:p>0.00048</text:p>
          </table:table-cell>
          <table:table-cell table:formula="of:=-1*10^(-6)" office:value-type="float" office:value="-0.000001" calcext:value-type="float">
            <text:p>-0.000001</text:p>
          </table:table-cell>
          <table:table-cell office:value-type="float" office:value="0" calcext:value-type="float">
            <text:p>0</text:p>
          </table:table-cell>
          <table:table-cell table:formula="of:=SQRT([.D2]/[.$C2]*[.F2]+([.H2]*[.$B2])^2)" office:value-type="float" office:value="0.000000474169461317329" calcext:value-type="float">
            <text:p>4.74E-007</text:p>
          </table:table-cell>
          <table:table-cell table:formula="of:=SQRT([.E2]/[.$C2]*[.G2]+([.I2]*[.$B2])^2)" office:value-type="float" office:value="0.00000000585990254300921" calcext:value-type="float">
            <text:p>5.86E-009</text:p>
          </table:table-cell>
        </table:table-row>
        <table:table-row table:style-name="ro1">
          <table:table-cell office:value-type="string" calcext:value-type="string">
            <text:p>ILC1000A</text:p>
          </table:table-cell>
          <table:table-cell office:value-type="float" office:value="0.00083" calcext:value-type="float">
            <text:p>0.00083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2.580790646*10^5" office:value-type="float" office:value="258079.0646" calcext:value-type="float">
            <text:p>258079.0646</text:p>
          </table:table-cell>
          <table:table-cell table:formula="of:=1.43220059*10^6" office:value-type="float" office:value="1432200.59" calcext:value-type="float">
            <text:p>1432200.59</text:p>
          </table:table-cell>
          <table:table-cell table:formula="of:=-7.57988765*10^(-1)" office:value-type="float" office:value="-0.757988765" calcext:value-type="float">
            <text:p>-0.757988765</text:p>
          </table:table-cell>
          <table:table-cell table:formula="of:=-3.763022719*10^(-9)" office:value-type="float" office:value="-0.000000003763022719" calcext:value-type="float">
            <text:p>-3.763022719E-009</text:p>
          </table:table-cell>
          <table:table-cell table:formula="of:=SQRT([.D3]/[.$C3]*[.F3]+([.H3]*[.$B3])^2)" office:value-type="float" office:value="0.00174164265424221" calcext:value-type="float">
            <text:p>1.74E-003</text:p>
          </table:table-cell>
          <table:table-cell table:formula="of:=SQRT([.E3]/[.$C3]*[.G3]+([.I3]*[.$B3])^2)" office:value-type="float" office:value="0.000209548003792759" calcext:value-type="float">
            <text:p>2.10E-004</text:p>
          </table:table-cell>
        </table:table-row>
        <table:table-row table:style-name="ro1">
          <table:table-cell office:value-type="string" calcext:value-type="string">
            <text:p>ILC1000B</text:p>
          </table:table-cell>
          <table:table-cell office:value-type="float" office:value="0.00085" calcext:value-type="float">
            <text:p>0.00085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5.3129059*10^5" office:value-type="float" office:value="531290.59" calcext:value-type="float">
            <text:p>531290.59</text:p>
          </table:table-cell>
          <table:table-cell table:formula="of:=1.5529458*10^6" office:value-type="float" office:value="1552945.8" calcext:value-type="float">
            <text:p>1552945.8</text:p>
          </table:table-cell>
          <table:table-cell table:formula="of:=-7.59127151*10^(-1)" office:value-type="float" office:value="-0.759127151" calcext:value-type="float">
            <text:p>-0.759127151</text:p>
          </table:table-cell>
          <table:table-cell table:formula="of:=-3.7630227189*10^(-9)" office:value-type="float" office:value="-0.0000000037630227189" calcext:value-type="float">
            <text:p>-3.7630227189E-009</text:p>
          </table:table-cell>
          <table:table-cell table:formula="of:=SQRT([.D4]/[.$C4]*[.F4]+([.H4]*[.$B4])^2)" office:value-type="float" office:value="0.00241785773161607" calcext:value-type="float">
            <text:p>2.42E-003</text:p>
          </table:table-cell>
          <table:table-cell table:formula="of:=SQRT([.E4]/[.$C4]*[.G4]+([.I4]*[.$B4])^2)" office:value-type="float" office:value="0.000218202515571345" calcext:value-type="float">
            <text:p>2.18E-004</text:p>
          </table:table-cell>
        </table:table-row>
        <table:table-row table:style-name="ro1">
          <table:table-cell office:value-type="string" calcext:value-type="string">
            <text:p>ILC500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5.3127247*10^5" office:value-type="float" office:value="531272.47" calcext:value-type="float">
            <text:p>531272.47</text:p>
          </table:table-cell>
          <table:table-cell table:formula="of:=7.44745661*10^5" office:value-type="float" office:value="744745.661" calcext:value-type="float">
            <text:p>744745.661</text:p>
          </table:table-cell>
          <table:table-cell table:formula="of:=-7.57982795*10^(-1)" office:value-type="float" office:value="-0.757982795" calcext:value-type="float">
            <text:p>-0.757982795</text:p>
          </table:table-cell>
          <table:table-cell table:formula="of:=-3.010422491*10^(-8)" office:value-type="float" office:value="-0.00000003010422491" calcext:value-type="float">
            <text:p>-3.010422491E-008</text:p>
          </table:table-cell>
          <table:table-cell table:formula="of:=SQRT([.D5]/[.$C5]*[.F5]+([.H5]*[.$B5])^2)" office:value-type="float" office:value="0.00342671622467851" calcext:value-type="float">
            <text:p>3.43E-003</text:p>
          </table:table-cell>
          <table:table-cell table:formula="of:=SQRT([.E5]/[.$C5]*[.G5]+([.I5]*[.$B5])^2)" office:value-type="float" office:value="0.000230820174694525" calcext:value-type="float">
            <text:p>2.31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3:28:41.448164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4:42:47.294045223</meta:creation-date>
    <dc:date>2017-06-14T13:38:08.152445319</dc:date>
    <meta:editing-duration>PT1H18M59S</meta:editing-duration>
    <meta:editing-cycles>11</meta:editing-cycles>
    <meta:generator>LibreOffice/4.2.8.2$Linux_X86_64 LibreOffice_project/420m0$Build-2</meta:generator>
    <meta:document-statistic meta:table-count="1" meta:cell-count="54" meta:object-count="0"/>
  </office:meta>
</office:document-meta>
</file>